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Neue" svg:font-family="HelveticaNeu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fo:color="#000000" style:text-outline="false" style:font-name="Times New Roman" fo:font-size="12pt" fo:letter-spacing="normal" fo:font-weight="normal" style:letter-kerning="false" style:font-name-asian="HelveticaNeue" style:font-size-asian="12pt" style:font-weight-asian="normal" style:font-name-complex="HelveticaNeue" style:font-size-complex="12pt" style:font-weight-complex="normal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.K. Rowling</text:p>
      <text:p text:style-name="Standard"/>
      <text:p text:style-name="Standard">Before all of J.K. Rowling's success, there was a time in her life where she was anything but successful. <text:s/>Joanne Rowling, who was born on July 31<text:span text:style-name="T1">st</text:span> 1965 in Yate, England, was an English teacher in Portugal in 1990 where she met her then husband. <text:s/>They had a daughter in 1993, and soon after, her and her husband decided to divorce. <text:s/>Rowling had the idea of Harry Potter in 1990, but never got a chance to finish the book due to many setbacks. <text:s/>After returning from Portugal, the hard times started setting in – she had no job, she was raising her daughter on her own, and she was on welfare. <text:s/>After a while she started writing again. <text:s/>She was rejected many times after sending in her manuscript to 12 different publishers. <text:s/>Eventually an editor decided to publish it after sitting down to read it with the editors 8 year old daughter – who absolutely loved it. <text:s/>Although the editor decided to publish the book, she told Rowling she should better get a job because there is no money in writing children's books. <text:s/>Come 1999, the Harry Potter series became the top three slots of The New York Times best seller list. <text:s/>Rowling eventually became the first billionaire author in 2004.</text:p>
      <text:p text:style-name="Standard"><text:tab/>I chose this failure to success story because I find J.K. Rowling as such an inspiration. <text:s/>Harry Potter was part of a lot of peoples' childhood, including mine – I remember my 5<text:span text:style-name="T1">th</text:span> grade teacher reading it to us when it first came out. <text:s/>Like many others, I was drawn into the series and all of the movies. <text:s/>Another huge thing is that if she can do it, so can I. <text:s/>Having three kids of my own, still living at my parents house, and in between jobs – I am struggling. <text:s/>I feel like her success story could be mine as well if I keep chasing my dreams.</text:p>
      <text:p text:style-name="Standard"><text:tab/>This applies to my journey because I am pretty much in the same boat as J.K. Rowling was before her success. <text:s/>I do understand that failure is part of the journey to success, and I am being patient while working toward my dreams, even though it's hard to do at times. <text:s/>I find it very motivating to see where successful people come from and the many setbacks they endured to get where they are. <text:s/>Although Rowling almost lost confidence in getting her book published, she still had a little more fight in her to keep trying, and that is when things started to turn around. <text:s/>I feel confident that not only I will make my dreams come true (even though it may take a while), but things will start to turn around for me as well. <text:s/>It's all part of the journey!</text:p>
      <text:p text:style-name="Standard"/>
      <text:p text:style-name="Standard"/>
      <text:p text:style-name="Standard">Citations:</text:p>
      <text:p text:style-name="P1">Biography.com Editors (N/A). J.K. Rowling Biography. Retrieved from <text:a xlink:type="simple" xlink:href="http://www.biography.com/people/jk-rowling-40998" text:style-name="Internet_20_link" text:visited-style-name="Visited_20_Internet_20_Link">http://www.biography.com/people/jk-rowling-40998</text:a> </text:p>
      <text:p text:style-name="P1"/>
      <text:p text:style-name="P1">Morgan Ostowsky (January 15). Failure. Rejection. Success: The J.K. Rowling Story. Retrieved from <text:a xlink:type="simple" xlink:href="http://blog.uncollege.org/failure-rejection-success-j-k-rowling" text:style-name="Internet_20_link" text:visited-style-name="Visited_20_Internet_20_Link">http://blog.uncollege.org/failure-rejection-success-j-k-rowling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Neue" svg:font-family="HelveticaNeu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nnifer  Perry</meta:initial-creator>
    <meta:creation-date>2016-02-10T17:37:05</meta:creation-date>
    <meta:document-statistic meta:table-count="0" meta:image-count="0" meta:object-count="0" meta:page-count="1" meta:paragraph-count="7" meta:word-count="487" meta:character-count="2779"/>
    <dc:date>2016-02-10T19:45:31</dc:date>
    <dc:creator>Jennifer  Perry</dc:creator>
    <meta:editing-duration>PT9M45S</meta:editing-duration>
    <meta:editing-cycles>1</meta:editing-cycles>
    <meta:generator>OpenOffice/4.1.2$Unix OpenOffice.org_project/412m3$Build-9782</meta:generator>
  </office:meta>
</office:document-meta>
</file>